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PatchMethod.getResponseExcep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PatchMethod.getPropElement( Element propUpdate , boolean is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PatchMethod.isSuccess( int status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PatchMethod.processMultiStatusBody( MultiStatus multiStatus , HttpState httpState , HttpConnection httpConnectio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ropPatchMethod.PropPatchMethod( String uri , DavPropertySet setProperties , DavPropertyNameSet removeProperti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opPatchMethod.PropPatchMethod( String uri , List changeLis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ropPatch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